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matchReportingTestListener.onMockCreated( Object mock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matchReportingTestListener.testFinished( TestFinish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smatchReportingTestListener.MismatchReportingTestListener( Mockito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